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0.007cm"/>
    </style:style>
    <style:style style:name="co5" style:family="table-column">
      <style:table-column-properties fo:break-before="auto" style:column-width="8.017cm"/>
    </style:style>
    <style:style style:name="co7" style:family="table-column">
      <style:table-column-properties fo:break-before="auto" style:column-width="8.722cm"/>
    </style:style>
    <style:style style:name="co8" style:family="table-column">
      <style:table-column-properties fo:break-before="auto" style:column-width="2.258cm"/>
    </style:style>
    <style:style style:name="ro12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3.632cm" fo:break-before="auto" style:use-optimal-row-height="true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1">
      <style:table-properties table:display="true" style:writing-mode="lr-tb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ext-properties style:font-name="Sans" style:font-name-asian="Droid Sans Fallback" style:font-name-complex="FreeSan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TapToContinue</text:p>
          </table:table-cell>
          <table:table-cell table:style-name="Gnumeric-default" office:value-type="string" calcext:value-type="string">
            <text:p>Tap to continue</text:p>
          </table:table-cell>
          <table:table-cell table:style-name="Gnumeric-default" office:value-type="string" calcext:value-type="string">
            <text:p>Нажмите для продолжения</text:p>
          </table:table-cell>
          <table:table-cell table:style-name="Gnumeric-default" table:number-columns-repeated="125"/>
        </table:table-row>
        <table:table-row table:style-name="ro7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Поздравляю!</text:p>
            <text:p>Но в ячейке</text:p>
            <text:p>пока недостаточно</text:p>
            <text:p>сотрудников</text:p>
            <text:p>для полноценного</text:p>
            <text:p>функционирования.</text:p>
            <text:p>Самое время </text:p>
            <text:p>начать вербовку.</text:p>
            <text:p/>
            <text:p>Нажмите на ячейку</text:p>
            <text:p>и зайдите в меню заданий.</text:p>
          </table:table-cell>
          <table:table-cell office:value-type="string" calcext:value-type="string">
            <text:p>Поздравляю!</text:p>
            <text:p>Но в ячейке</text:p>
            <text:p>пока недостаточно</text:p>
            <text:p>сотрудников</text:p>
            <text:p>для полноценного</text:p>
            <text:p>функционирования.</text:p>
            <text:p>Самое время </text:p>
            <text:p>начать вербовку.</text:p>
            <text:p/>
            <text:p>Нажмите на ячейку</text:p>
            <text:p>и зайдите в 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5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5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PrivateDetectiveInvestigation</text:p>
          </table:table-cell>
          <table:table-cell table:style-name="ce3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1" table:number-rows-repeated="215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.00.0000</text:date>, <text:time style:data-style-name="N2" text:time-value="16:56:14.2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2T17:03:48.670000000</dc:date>
    <meta:creation-date>2009-04-16T11:32:48Z</meta:creation-date>
    <meta:editing-cycles>38</meta:editing-cycles>
    <meta:editing-duration>PT2H3M38S</meta:editing-duration>
    <meta:generator>LibreOffice/4.3.4.1$Windows_x86 LibreOffice_project/bc356b2f991740509f321d70e4512a6a54c5f243</meta:gener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